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29.79pt"/>
    </style:style>
    <style:style style:name="co4" style:family="table-column">
      <style:table-column-properties fo:break-before="auto" style:column-width="26.9pt"/>
    </style:style>
    <style:style style:name="co5" style:family="table-column">
      <style:table-column-properties fo:break-before="auto" style:column-width="21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_na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L3]*([.A$1]-[.C$1])+[.C2]" office:value-type="float" office:value="1187.5" calcext:value-type="float">
            <text:p>1187.5</text:p>
          </table:table-cell>
          <table:table-cell office:value-type="float" office:value="950" calcext:value-type="float">
            <text:p>9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L4]*([.A$1]-[.C$1])+[.C3]" office:value-type="float" office:value="2175.5" calcext:value-type="float">
            <text:p>2175.5</text:p>
          </table:table-cell>
          <table:table-cell office:value-type="float" office:value="1988" calcext:value-type="float">
            <text:p>1988</text:p>
          </table:table-cell>
          <table:table-cell office:value-type="float" office:value="1238" calcext:value-type="float">
            <text:p>12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]-[.C2])/([.B$1]-[.C$1])" office:value-type="float" office:value="-148.4375" calcext:value-type="float">
            <text:p>-148.4375</text:p>
          </table:table-cell>
        </table:table-row>
        <table:table-row table:style-name="ro1">
          <table:table-cell table:formula="of:=[.L5]*([.A$1]-[.C$1])+[.C4]" office:value-type="float" office:value="2625.75" calcext:value-type="float">
            <text:p>2625.75</text:p>
          </table:table-cell>
          <table:table-cell office:value-type="float" office:value="2445" calcext:value-type="float">
            <text:p>2445</text:p>
          </table:table-cell>
          <table:table-cell office:value-type="float" office:value="1722" calcext:value-type="float">
            <text:p>1722</text:p>
          </table:table-cell>
          <table:table-cell office:value-type="float" office:value="631" calcext:value-type="float">
            <text:p>63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]-[.C3])/([.B$1]-[.C$1])" office:value-type="float" office:value="-117.1875" calcext:value-type="float">
            <text:p>-117.1875</text:p>
          </table:table-cell>
        </table:table-row>
        <table:table-row table:style-name="ro1">
          <table:table-cell table:formula="of:=[.L6]*([.A$1]-[.C$1])+[.C5]" office:value-type="float" office:value="3423.25" calcext:value-type="float">
            <text:p>3423.25</text:p>
          </table:table-cell>
          <table:table-cell office:value-type="float" office:value="3249" calcext:value-type="float">
            <text:p>3249</text:p>
          </table:table-cell>
          <table:table-cell office:value-type="float" office:value="2552" calcext:value-type="float">
            <text:p>2552</text:p>
          </table:table-cell>
          <table:table-cell office:value-type="float" office:value="1572" calcext:value-type="float">
            <text:p>1572</text:p>
          </table:table-cell>
          <table:table-cell office:value-type="float" office:value="1077" calcext:value-type="float">
            <text:p>107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4]-[.C4])/([.B$1]-[.C$1])" office:value-type="float" office:value="-112.96875" calcext:value-type="float">
            <text:p>-112.96875</text:p>
          </table:table-cell>
        </table:table-row>
        <table:table-row table:style-name="ro1">
          <table:table-cell table:formula="of:=[.L7]*([.A$1]-[.C$1])+[.C6]" office:value-type="float" office:value="3911.5" calcext:value-type="float">
            <text:p>3911.5</text:p>
          </table:table-cell>
          <table:table-cell office:value-type="float" office:value="3741" calcext:value-type="float">
            <text:p>3741</text:p>
          </table:table-cell>
          <table:table-cell office:value-type="float" office:value="3059" calcext:value-type="float">
            <text:p>3059</text:p>
          </table:table-cell>
          <table:table-cell office:value-type="float" office:value="2131" calcext:value-type="float">
            <text:p>2131</text:p>
          </table:table-cell>
          <table:table-cell office:value-type="float" office:value="1682" calcext:value-type="float">
            <text:p>1682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5]-[.C5])/([.B$1]-[.C$1])" office:value-type="float" office:value="-108.90625" calcext:value-type="float">
            <text:p>-108.90625</text:p>
          </table:table-cell>
        </table:table-row>
        <table:table-row table:style-name="ro1">
          <table:table-cell table:formula="of:=[.L8]*([.A$1]-[.C$1])+[.C7]" office:value-type="float" office:value="4508" calcext:value-type="float">
            <text:p>4508</text:p>
          </table:table-cell>
          <table:table-cell office:value-type="float" office:value="4341" calcext:value-type="float">
            <text:p>4341</text:p>
          </table:table-cell>
          <table:table-cell office:value-type="float" office:value="3673" calcext:value-type="float">
            <text:p>3673</text:p>
          </table:table-cell>
          <table:table-cell office:value-type="float" office:value="2787" calcext:value-type="float">
            <text:p>2787</text:p>
          </table:table-cell>
          <table:table-cell office:value-type="float" office:value="2371" calcext:value-type="float">
            <text:p>2371</text:p>
          </table:table-cell>
          <table:table-cell office:value-type="float" office:value="1608" calcext:value-type="float">
            <text:p>1608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6]-[.C6])/([.B$1]-[.C$1])" office:value-type="float" office:value="-106.5625" calcext:value-type="float">
            <text:p>-106.5625</text:p>
          </table:table-cell>
        </table:table-row>
        <table:table-row table:style-name="ro1">
          <table:table-cell table:formula="of:=[.L9]*([.A$1]-[.C$1])+[.C8]" office:value-type="float" office:value="5055.5" calcext:value-type="float">
            <text:p>5055.5</text:p>
          </table:table-cell>
          <table:table-cell office:value-type="float" office:value="4891" calcext:value-type="float">
            <text:p>4891</text:p>
          </table:table-cell>
          <table:table-cell office:value-type="float" office:value="4233" calcext:value-type="float">
            <text:p>4233</text:p>
          </table:table-cell>
          <table:table-cell office:value-type="float" office:value="3372" calcext:value-type="float">
            <text:p>3372</text:p>
          </table:table-cell>
          <table:table-cell office:value-type="float" office:value="2974" calcext:value-type="float">
            <text:p>2974</text:p>
          </table:table-cell>
          <table:table-cell office:value-type="float" office:value="2261" calcext:value-type="float">
            <text:p>2261</text:p>
          </table:table-cell>
          <table:table-cell office:value-type="float" office:value="1715" calcext:value-type="float">
            <text:p>1715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7]-[.C7])/([.B$1]-[.C$1])" office:value-type="float" office:value="-104.375" calcext:value-type="float">
            <text:p>-104.375</text:p>
          </table:table-cell>
        </table:table-row>
        <table:table-row table:style-name="ro1">
          <table:table-cell table:formula="of:=[.L10]*([.A$1]-[.C$1])+[.C9]" office:value-type="float" office:value="5454" calcext:value-type="float">
            <text:p>5454</text:p>
          </table:table-cell>
          <table:table-cell office:value-type="float" office:value="5291" calcext:value-type="float">
            <text:p>5291</text:p>
          </table:table-cell>
          <table:table-cell office:value-type="float" office:value="4639" calcext:value-type="float">
            <text:p>4639</text:p>
          </table:table-cell>
          <table:table-cell office:value-type="float" office:value="3794" calcext:value-type="float">
            <text:p>3794</text:p>
          </table:table-cell>
          <table:table-cell office:value-type="float" office:value="3407" calcext:value-type="float">
            <text:p>3407</text:p>
          </table:table-cell>
          <table:table-cell office:value-type="float" office:value="2720" calcext:value-type="float">
            <text:p>2720</text:p>
          </table:table-cell>
          <table:table-cell office:value-type="float" office:value="2204" calcext:value-type="float">
            <text:p>2204</text:p>
          </table:table-cell>
          <table:table-cell office:value-type="float" office:value="1503" calcext:value-type="float">
            <text:p>1503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-[.C8])/([.B$1]-[.C$1])" office:value-type="float" office:value="-102.8125" calcext:value-type="float">
            <text:p>-102.8125</text:p>
          </table:table-cell>
        </table:table-row>
        <table:table-row table:style-name="ro1">
          <table:table-cell table:number-columns-repeated="11"/>
          <table:table-cell table:formula="of:=([.B9]-[.C9])/([.B$1]-[.C$1])" office:value-type="float" office:value="-101.875" calcext:value-type="float">
            <text:p>-101.875</text:p>
          </table:table-cell>
        </table:table-row>
        <table:table-row table:style-name="ro1">
          <table:table-cell table:formula="of:=([.B1]-[.C1])/([.B$1]-[.C$1])" office:value-type="float" office:value="1" calcext:value-type="float">
            <text:p>1</text:p>
          </table:table-cell>
          <table:table-cell table:formula="of:=([.C1]-[.D1])/([.C$1]-[.D$1])" office:value-type="float" office:value="1" calcext:value-type="float">
            <text:p>1</text:p>
          </table:table-cell>
          <table:table-cell table:formula="of:=([.D1]-[.E1])/([.D$1]-[.E$1])" office:value-type="float" office:value="1" calcext:value-type="float">
            <text:p>1</text:p>
          </table:table-cell>
          <table:table-cell table:formula="of:=([.E1]-[.F1])/([.E$1]-[.F$1])" office:value-type="float" office:value="1" calcext:value-type="float">
            <text:p>1</text:p>
          </table:table-cell>
          <table:table-cell table:formula="of:=([.F1]-[.G1])/([.F$1]-[.G$1])" office:value-type="float" office:value="1" calcext:value-type="float">
            <text:p>1</text:p>
          </table:table-cell>
          <table:table-cell table:formula="of:=([.G1]-[.H1])/([.G$1]-[.H$1])" office:value-type="float" office:value="1" calcext:value-type="float">
            <text:p>1</text:p>
          </table:table-cell>
          <table:table-cell table:formula="of:=([.H1]-[.I1])/([.H$1]-[.I$1])" office:value-type="float" office:value="1" calcext:value-type="float">
            <text:p>1</text:p>
          </table:table-cell>
          <table:table-cell table:formula="of:=([.I1]-[.J1])/([.I$1]-[.J$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([.B2]-[.C2])/([.B$1]-[.C$1])" office:value-type="float" office:value="-148.4375" calcext:value-type="float">
            <text:p>-148.4375</text:p>
          </table:table-cell>
          <table:table-cell table:formula="of:=([.C2]-[.D2])/([.C$1]-[.D$1])" office:value-type="float" office:value="-0" calcext:value-type="float">
            <text:p>0</text:p>
          </table:table-cell>
          <table:table-cell table:formula="of:=([.D2]-[.E2])/([.D$1]-[.E$1])" office:value-type="float" office:value="-0" calcext:value-type="float">
            <text:p>0</text:p>
          </table:table-cell>
          <table:table-cell table:formula="of:=([.E2]-[.F2])/([.E$1]-[.F$1])" office:value-type="float" office:value="-0" calcext:value-type="float">
            <text:p>0</text:p>
          </table:table-cell>
          <table:table-cell table:formula="of:=([.F2]-[.G2])/([.F$1]-[.G$1])" office:value-type="float" office:value="-0" calcext:value-type="float">
            <text:p>0</text:p>
          </table:table-cell>
          <table:table-cell table:formula="of:=([.G2]-[.H2])/([.G$1]-[.H$1])" office:value-type="float" office:value="-0" calcext:value-type="float">
            <text:p>0</text:p>
          </table:table-cell>
          <table:table-cell table:formula="of:=([.H2]-[.I2])/([.H$1]-[.I$1])" office:value-type="float" office:value="-0" calcext:value-type="float">
            <text:p>0</text:p>
          </table:table-cell>
          <table:table-cell table:formula="of:=([.I2]-[.J2])/([.I$1]-[.J$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B3]-[.C3])/([.B$1]-[.C$1])" office:value-type="float" office:value="-117.1875" calcext:value-type="float">
            <text:p>-117.1875</text:p>
          </table:table-cell>
          <table:table-cell table:formula="of:=([.C3]-[.D3])/([.C$1]-[.D$1])" office:value-type="float" office:value="-343.888888888889" calcext:value-type="float">
            <text:p>-343.888888888889</text:p>
          </table:table-cell>
          <table:table-cell table:formula="of:=([.D3]-[.E3])/([.D$1]-[.E$1])" office:value-type="float" office:value="-0" calcext:value-type="float">
            <text:p>0</text:p>
          </table:table-cell>
          <table:table-cell table:formula="of:=([.E3]-[.F3])/([.E$1]-[.F$1])" office:value-type="float" office:value="-0" calcext:value-type="float">
            <text:p>0</text:p>
          </table:table-cell>
          <table:table-cell table:formula="of:=([.F3]-[.G3])/([.F$1]-[.G$1])" office:value-type="float" office:value="-0" calcext:value-type="float">
            <text:p>0</text:p>
          </table:table-cell>
          <table:table-cell table:formula="of:=([.G3]-[.H3])/([.G$1]-[.H$1])" office:value-type="float" office:value="-0" calcext:value-type="float">
            <text:p>0</text:p>
          </table:table-cell>
          <table:table-cell table:formula="of:=([.H3]-[.I3])/([.H$1]-[.I$1])" office:value-type="float" office:value="-0" calcext:value-type="float">
            <text:p>0</text:p>
          </table:table-cell>
          <table:table-cell table:formula="of:=([.I3]-[.J3])/([.I$1]-[.J$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B4]-[.C4])/([.B$1]-[.C$1])" office:value-type="float" office:value="-112.96875" calcext:value-type="float">
            <text:p>-112.96875</text:p>
          </table:table-cell>
          <table:table-cell table:formula="of:=([.C4]-[.D4])/([.C$1]-[.D$1])" office:value-type="float" office:value="-303.055555555556" calcext:value-type="float">
            <text:p>-303.055555555556</text:p>
          </table:table-cell>
          <table:table-cell table:formula="of:=([.D4]-[.E4])/([.D$1]-[.E$1])" office:value-type="float" office:value="-701.111111111111" calcext:value-type="float">
            <text:p>-701.111111111111</text:p>
          </table:table-cell>
          <table:table-cell table:formula="of:=([.E4]-[.F4])/([.E$1]-[.F$1])" office:value-type="float" office:value="-0" calcext:value-type="float">
            <text:p>0</text:p>
          </table:table-cell>
          <table:table-cell table:formula="of:=([.F4]-[.G4])/([.F$1]-[.G$1])" office:value-type="float" office:value="-0" calcext:value-type="float">
            <text:p>0</text:p>
          </table:table-cell>
          <table:table-cell table:formula="of:=([.G4]-[.H4])/([.G$1]-[.H$1])" office:value-type="float" office:value="-0" calcext:value-type="float">
            <text:p>0</text:p>
          </table:table-cell>
          <table:table-cell table:formula="of:=([.H4]-[.I4])/([.H$1]-[.I$1])" office:value-type="float" office:value="-0" calcext:value-type="float">
            <text:p>0</text:p>
          </table:table-cell>
          <table:table-cell table:formula="of:=([.I4]-[.J4])/([.I$1]-[.J$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B5]-[.C5])/([.B$1]-[.C$1])" office:value-type="float" office:value="-108.90625" calcext:value-type="float">
            <text:p>-108.90625</text:p>
          </table:table-cell>
          <table:table-cell table:formula="of:=([.C5]-[.D5])/([.C$1]-[.D$1])" office:value-type="float" office:value="-272.222222222222" calcext:value-type="float">
            <text:p>-272.222222222222</text:p>
          </table:table-cell>
          <table:table-cell table:formula="of:=([.D5]-[.E5])/([.D$1]-[.E$1])" office:value-type="float" office:value="-550" calcext:value-type="float">
            <text:p>-550</text:p>
          </table:table-cell>
          <table:table-cell table:formula="of:=([.E5]-[.F5])/([.E$1]-[.F$1])" office:value-type="float" office:value="-398.888888888889" calcext:value-type="float">
            <text:p>-398.888888888889</text:p>
          </table:table-cell>
          <table:table-cell table:formula="of:=([.F5]-[.G5])/([.F$1]-[.G$1])" office:value-type="float" office:value="-0" calcext:value-type="float">
            <text:p>0</text:p>
          </table:table-cell>
          <table:table-cell table:formula="of:=([.G5]-[.H5])/([.G$1]-[.H$1])" office:value-type="float" office:value="-0" calcext:value-type="float">
            <text:p>0</text:p>
          </table:table-cell>
          <table:table-cell table:formula="of:=([.H5]-[.I5])/([.H$1]-[.I$1])" office:value-type="float" office:value="-0" calcext:value-type="float">
            <text:p>0</text:p>
          </table:table-cell>
          <table:table-cell table:formula="of:=([.I5]-[.J5])/([.I$1]-[.J$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B6]-[.C6])/([.B$1]-[.C$1])" office:value-type="float" office:value="-106.5625" calcext:value-type="float">
            <text:p>-106.5625</text:p>
          </table:table-cell>
          <table:table-cell table:formula="of:=([.C6]-[.D6])/([.C$1]-[.D$1])" office:value-type="float" office:value="-257.777777777778" calcext:value-type="float">
            <text:p>-257.777777777778</text:p>
          </table:table-cell>
          <table:table-cell table:formula="of:=([.D6]-[.E6])/([.D$1]-[.E$1])" office:value-type="float" office:value="-498.888888888889" calcext:value-type="float">
            <text:p>-498.888888888889</text:p>
          </table:table-cell>
          <table:table-cell table:formula="of:=([.E6]-[.F6])/([.E$1]-[.F$1])" office:value-type="float" office:value="-322.222222222222" calcext:value-type="float">
            <text:p>-322.222222222222</text:p>
          </table:table-cell>
          <table:table-cell table:formula="of:=([.F6]-[.G6])/([.F$1]-[.G$1])" office:value-type="float" office:value="-169.166666666667" calcext:value-type="float">
            <text:p>-169.166666666667</text:p>
          </table:table-cell>
          <table:table-cell table:formula="of:=([.G6]-[.H6])/([.G$1]-[.H$1])" office:value-type="float" office:value="-0" calcext:value-type="float">
            <text:p>0</text:p>
          </table:table-cell>
          <table:table-cell table:formula="of:=([.H6]-[.I6])/([.H$1]-[.I$1])" office:value-type="float" office:value="-0" calcext:value-type="float">
            <text:p>0</text:p>
          </table:table-cell>
          <table:table-cell table:formula="of:=([.I6]-[.J6])/([.I$1]-[.J$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B7]-[.C7])/([.B$1]-[.C$1])" office:value-type="float" office:value="-104.375" calcext:value-type="float">
            <text:p>-104.375</text:p>
          </table:table-cell>
          <table:table-cell table:formula="of:=([.C7]-[.D7])/([.C$1]-[.D$1])" office:value-type="float" office:value="-246.111111111111" calcext:value-type="float">
            <text:p>-246.111111111111</text:p>
          </table:table-cell>
          <table:table-cell table:formula="of:=([.D7]-[.E7])/([.D$1]-[.E$1])" office:value-type="float" office:value="-462.222222222222" calcext:value-type="float">
            <text:p>-462.222222222222</text:p>
          </table:table-cell>
          <table:table-cell table:formula="of:=([.E7]-[.F7])/([.E$1]-[.F$1])" office:value-type="float" office:value="-282.592592592593" calcext:value-type="float">
            <text:p>-282.592592592593</text:p>
          </table:table-cell>
          <table:table-cell table:formula="of:=([.F7]-[.G7])/([.F$1]-[.G$1])" office:value-type="float" office:value="-127.291666666667" calcext:value-type="float">
            <text:p>-127.291666666667</text:p>
          </table:table-cell>
          <table:table-cell table:formula="of:=([.G7]-[.H7])/([.G$1]-[.H$1])" office:value-type="float" office:value="-62.3125" calcext:value-type="float">
            <text:p>-62.3125</text:p>
          </table:table-cell>
          <table:table-cell table:formula="of:=([.H7]-[.I7])/([.H$1]-[.I$1])" office:value-type="float" office:value="-0" calcext:value-type="float">
            <text:p>0</text:p>
          </table:table-cell>
          <table:table-cell table:formula="of:=([.I7]-[.J7])/([.I$1]-[.J$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B8]-[.C8])/([.B$1]-[.C$1])" office:value-type="float" office:value="-102.8125" calcext:value-type="float">
            <text:p>-102.8125</text:p>
          </table:table-cell>
          <table:table-cell table:formula="of:=([.C8]-[.D8])/([.C$1]-[.D$1])" office:value-type="float" office:value="-239.166666666667" calcext:value-type="float">
            <text:p>-239.166666666667</text:p>
          </table:table-cell>
          <table:table-cell table:formula="of:=([.D8]-[.E8])/([.D$1]-[.E$1])" office:value-type="float" office:value="-442.222222222222" calcext:value-type="float">
            <text:p>-442.222222222222</text:p>
          </table:table-cell>
          <table:table-cell table:formula="of:=([.E8]-[.F8])/([.E$1]-[.F$1])" office:value-type="float" office:value="-264.074074074074" calcext:value-type="float">
            <text:p>-264.074074074074</text:p>
          </table:table-cell>
          <table:table-cell table:formula="of:=([.F8]-[.G8])/([.F$1]-[.G$1])" office:value-type="float" office:value="-113.75" calcext:value-type="float">
            <text:p>-113.75</text:p>
          </table:table-cell>
          <table:table-cell table:formula="of:=([.G8]-[.H8])/([.G$1]-[.H$1])" office:value-type="float" office:value="-48.375" calcext:value-type="float">
            <text:p>-48.375</text:p>
          </table:table-cell>
          <table:table-cell table:formula="of:=([.H8]-[.I8])/([.H$1]-[.I$1])" office:value-type="float" office:value="-94.1" calcext:value-type="float">
            <text:p>-94.1</text:p>
          </table:table-cell>
          <table:table-cell table:formula="of:=([.I8]-[.J8])/([.I$1]-[.J$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B9]-[.C9])/([.B$1]-[.C$1])" office:value-type="float" office:value="-101.875" calcext:value-type="float">
            <text:p>-101.875</text:p>
          </table:table-cell>
          <table:table-cell table:formula="of:=([.C9]-[.D9])/([.C$1]-[.D$1])" office:value-type="float" office:value="-234.722222222222" calcext:value-type="float">
            <text:p>-234.722222222222</text:p>
          </table:table-cell>
          <table:table-cell table:formula="of:=([.D9]-[.E9])/([.D$1]-[.E$1])" office:value-type="float" office:value="-430" calcext:value-type="float">
            <text:p>-430</text:p>
          </table:table-cell>
          <table:table-cell table:formula="of:=([.E9]-[.F9])/([.E$1]-[.F$1])" office:value-type="float" office:value="-254.444444444445" calcext:value-type="float">
            <text:p>-254.444444444445</text:p>
          </table:table-cell>
          <table:table-cell table:formula="of:=([.F9]-[.G9])/([.F$1]-[.G$1])" office:value-type="float" office:value="-107.5" calcext:value-type="float">
            <text:p>-107.5</text:p>
          </table:table-cell>
          <table:table-cell table:formula="of:=([.G9]-[.H9])/([.G$1]-[.H$1])" office:value-type="float" office:value="-43.8125" calcext:value-type="float">
            <text:p>-43.8125</text:p>
          </table:table-cell>
          <table:table-cell table:formula="of:=([.H9]-[.I9])/([.H$1]-[.I$1])" office:value-type="float" office:value="-74.4" calcext:value-type="float">
            <text:p>-74.4</text:p>
          </table:table-cell>
          <table:table-cell table:formula="of:=([.I9]-[.J9])/([.I$1]-[.J$1])" office:value-type="float" office:value="-94.875" calcext:value-type="float">
            <text:p>-94.8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00:02:54.970593029</dc:date>
    <meta:editing-duration>PT3M29S</meta:editing-duration>
    <meta:editing-cycles>1</meta:editing-cycles>
    <meta:document-statistic meta:table-count="1" meta:cell-count="170" meta:object-count="0"/>
    <meta:generator>LibreOffice/6.2.7.1$Linux_X86_64 LibreOffice_project/23edc44b61b830b7d749943e020e96f5a7df63bf</meta:generator>
  </office:meta>
</office:document-meta>
</file>